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1563in" fo:margin-left="0.775in" table:align="left"/>
    </style:style>
    <style:style style:name="Table3.A" style:family="table-column">
      <style:table-column-properties style:column-width="6.1563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75in" fo:margin-left="0.525in" table:align="left"/>
    </style:style>
    <style:style style:name="Table4.A" style:family="table-column">
      <style:table-column-properties style:column-width="5.75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2"/>
    <style:style style:name="P4" style:family="paragraph" style:parent-style-name="Standard">
      <style:text-properties style:font-name="Courier 10 Pitch"/>
    </style:style>
    <style:style style:name="P5" style:family="paragraph" style:parent-style-name="Standard">
      <style:paragraph-properties fo:break-before="pag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style:font-name="Courier 10 Pitch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Thursday quizzes will have questions straight off the immediately preceding homework, so homework is a way for you to prepare for those quizzes. <text:s/>Homework itself will not be turned in and is optional.<text:line-break/></text:span></text:p>
      <text:p text:style-name="Standard">1.<text:tab/>Write a class <text:span text:style-name="T5">declaration</text:span> (not <text:span text:style-name="T5">definition</text:span> – do not write any function bodies):</text:p>
      <text:list xml:id="list1308593324" text:style-name="L2">
        <text:list-item>
          <text:p text:style-name="P3">Class name is Player</text:p>
        </text:list-item>
        <text:list-item>
          <text:p text:style-name="P3">Private member variables: hp (int), name (string)</text:p>
        </text:list-item>
        <text:list-item>
          <text:p text:style-name="P3">Public member functions:</text:p>
          <text:list>
            <text:list-item>
              <text:p text:style-name="P3">Setup – No return, has a string parameter to pass in name</text:p>
            </text:list-item>
            <text:list-item>
              <text:p text:style-name="P3">GetHP – returns an integer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<text:tab/>You can specify whether a member of a class is <text:span text:style-name="T4">public, protected, </text:span><text:span text:style-name="T1">or </text:span><text:span text:style-name="T4">private</text:span><text:span text:style-name="T1">. <text:s/>Classes and <text:tab/>Structs both have public members by default.</text:span></text:p>
      <text:p text:style-name="Standard"><text:span text:style-name="T1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True</text:p>
          </table:table-cell>
          <table:table-cell table:style-name="Table1.A1" office:value-type="string">
            <text:p text:style-name="P7">False</text:p>
          </table:table-cell>
        </table:table-row>
      </table:table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3.<text:tab/>What is a </text:span><text:span text:style-name="T4">parameter</text:span><text:span text:style-name="T1">?</text:span></text:p>
      <text:p text:style-name="Standard"><text:span text:style-name="T1"/></text:p>
      <text:p text:style-name="Standard"><text:span text:style-name="T1"><text:tab/>a.<text:tab/>It is a return-type of a function</text:span></text:p>
      <text:p text:style-name="Standard"><text:span text:style-name="T1"><text:tab/>b.<text:tab/>It is a variable that a function is expecting to receive from a caller</text:span></text:p>
      <text:p text:style-name="Standard"><text:span text:style-name="T1"><text:tab/>c.<text:tab/>It is a class return type</text:span></text:p>
      <text:p text:style-name="Standard"><text:span text:style-name="T1"><text:tab/>d.<text:tab/>It is the dimension of an array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5"><text:span text:style-name="T1"/></text:p>
      <text:p text:style-name="Standard"><text:span text:style-name="T1">4.<text:tab/>You can give multiple functions the same name. This is known as Function Overloading. <text:s/></text:span></text:p>
      <text:p text:style-name="Standard"><text:span text:style-name="T1"><text:tab/>Mark the functions that will cause a compiler error because they are not unique enough to tell <text:tab/>apart.</text:span></text:p>
      <text:p text:style-name="Standard"><text:span text:style-name="T1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pan text:style-name="T1">int Sum( int num1, int num2 );</text:span></text:p>
          </table:table-cell>
        </table:table-row>
        <table:table-row>
          <table:table-cell table:style-name="Table3.A2" office:value-type="string">
            <text:p text:style-name="P4"><text:span text:style-name="T1">float Sum( float num1, float num2 );</text:span></text:p>
          </table:table-cell>
        </table:table-row>
        <table:table-row>
          <table:table-cell table:style-name="Table3.A2" office:value-type="string">
            <text:p text:style-name="P4"><text:span text:style-name="T1">float Sum( bool roundUp, float num1, float num2 );</text:span></text:p>
          </table:table-cell>
        </table:table-row>
        <table:table-row>
          <table:table-cell table:style-name="Table3.A2" office:value-type="string">
            <text:p text:style-name="P4"><text:span text:style-name="T1">void Sum( int num1, int num2 );</text:span></text:p>
          </table:table-cell>
        </table:table-row>
        <table:table-row>
          <table:table-cell table:style-name="Table3.A2" office:value-type="string">
            <text:p text:style-name="P4"><text:span text:style-name="T1">float Sum( float dollars1, float dollars2, bool roundUp );</text:span></text:p>
          </table:table-cell>
        </table:table-row>
      </table:table>
      <text:p text:style-name="Standard"><text:span text:style-name="T1"/></text:p>
      <text:p text:style-name="Standard"><text:span text:style-name="T1"/></text:p>
      <text:p text:style-name="Standard"><text:span text:style-name="T1">5.<text:tab/>If you had two functions with the same name, which (</text:span><text:span text:style-name="T6">one or more</text:span><text:span text:style-name="T1">) of these options could you <text:tab/>use to make sure you can overload them properly?</text:span></text:p>
      <text:p text:style-name="Standard"><text:span text:style-name="T1"/></text:p>
      <text:p text:style-name="Standard"><text:span text:style-name="T1"><text:tab/>a.<text:tab/>Give both functions different return-types</text:span></text:p>
      <text:p text:style-name="Standard"><text:span text:style-name="T1"><text:tab/>b.<text:tab/>Give both functions different numbers of parameters</text:span></text:p>
      <text:p text:style-name="Standard"><text:span text:style-name="T1"><text:tab/>c.<text:tab/>Give both functions parameters of different data-types<text:line-break/><text:tab/>d.<text:tab/>Rearrange function parameters so data-types aren't exactly in the same location</text:span></text:p>
      <text:p text:style-name="Standard"><text:span text:style-name="T1"><text:tab/>e. <text:tab/>Give both functions different names for their parameters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6.<text:tab/>Which of the following is a Scope Resolution Operator?</text:span></text:p>
      <text:p text:style-name="Standard"><text:span text:style-name="T1"/></text:p>
      <text:p text:style-name="Standard"><text:span text:style-name="T1"><text:tab/>a.<text:tab/>::</text:span></text:p>
      <text:p text:style-name="Standard"><text:span text:style-name="T1"><text:tab/>b.<text:tab/>&gt;&gt; and &lt;&lt;</text:span></text:p>
      <text:p text:style-name="Standard"><text:span text:style-name="T1"><text:tab/>c.<text:tab/>||</text:span></text:p>
      <text:p text:style-name="Standard"><text:span text:style-name="T1"><text:tab/>d.<text:tab/>==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7.<text:tab/>What is an </text:span><text:span text:style-name="T4">instance</text:span><text:span text:style-name="T1">?</text:span></text:p>
      <text:p text:style-name="Standard"><text:span text:style-name="T1"/></text:p>
      <text:p text:style-name="Standard"><text:span text:style-name="T1"><text:tab/>a.<text:tab/>It is a variable passed into a function</text:span></text:p>
      <text:p text:style-name="Standard"><text:span text:style-name="T1"><text:tab/>b.<text:tab/>It is a type of MMORPG dungeon where a copy of the dungeon is made for a small <text:tab/><text:tab/><text:tab/>party to venture through, without the larger public being present in it.</text:span></text:p>
      <text:p text:style-name="Standard"><text:span text:style-name="T1"><text:tab/>c.<text:tab/>It is a child class that gains member functions &amp; variables from its parent class.</text:span></text:p>
      <text:p text:style-name="Standard"><text:span text:style-name="T1"><text:tab/>d.<text:tab/>It is a variable that has been declared, with its data-type being a certain Class object.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5"><text:span text:style-name="T1">8.<text:tab/>We are declaring a variable whose type is a class object:</text:span></text:p>
      <text:p text:style-name="Standard"><text:span text:style-name="T1"><text:tab/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8">int main()</text:p>
            <text:p text:style-name="P8">{</text:p>
            <text:p text:style-name="P8"><text:tab/>Form purchaseForm;<text:tab/></text:p>
            <text:p text:style-name="P8"><text:tab/>return 0;</text:p>
            <text:p text:style-name="P8">}</text:p>
          </table:table-cell>
        </table:table-row>
      </table:table>
      <text:p text:style-name="Standard"><text:span text:style-name="T1"><text:line-break/><text:tab/>How do we access members of purchaseForm?</text:span></text:p>
      <text:p text:style-name="Standard"/>
      <text:p text:style-name="Standard"><text:span text:style-name="T1"><text:tab/>a.<text:tab/>purchaseForm.GetFirstName();</text:span></text:p>
      <text:p text:style-name="Standard"><text:span text:style-name="T1"><text:tab/>b.<text:tab/>from purchaseForm call GetCreditCardNumber();</text:span></text:p>
      <text:p text:style-name="Standard"><text:span text:style-name="T1"><text:tab/>c.<text:tab/>purchaseForm &lt;&lt; GetZipCode();</text:span></text:p>
      <text:p text:style-name="Standard"><text:span text:style-name="T1"><text:tab/>d.<text:tab/>Form_GetStreetAddress();</text:span></text:p>
      <text:p text:style-name="Standard"><text:span text:style-name="T1"/></text:p>
      <text:p text:style-name="Standard"><text:span text:style-name="T1"/></text:p>
      <text:p text:style-name="Standard"><text:span text:style-name="T1">9.<text:tab/>Why do we need to bother with private members, and using Getter and Setter functions? <text:tab/>Wouldn't it be better to just give direct access to class variables by making everything public?</text:span></text:p>
      <text:p text:style-name="Standard"><text:span text:style-name="T1"><text:tab/>(One or more)</text:span></text:p>
      <text:p text:style-name="Standard"><text:span text:style-name="T1"/></text:p>
      <text:p text:style-name="Standard"><text:span text:style-name="T1"><text:tab/>a.<text:tab/>Provide user-programmer with a clean, concise interface for using our code.</text:span></text:p>
      <text:p text:style-name="Standard"><text:span text:style-name="T1"><text:tab/>b.<text:tab/>Keep inner-workings away from user-programmer, who don't need to know how it <text:tab/><text:tab/><text:tab/>works in order to use your code's functionality.</text:span></text:p>
      <text:p text:style-name="Standard"><text:span text:style-name="T1"><text:tab/>c.<text:tab/>Verify data before storing it in a variable, and format data before giving it to the user</text:span></text:p>
      <text:p text:style-name="Standard"><text:span text:style-name="T1"><text:tab/>d.<text:tab/>Make the scope of a member variable small and explicitly known; no un-forseen <text:tab/><text:tab/><text:tab/><text:tab/>sections of code utilizing it.</text:span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Header">CS 201 Problem Solving &amp; Programming II<text:line-break/><text:a xlink:type="simple" xlink:href="https://github.com/Moosader/Problem-Solving-and-Programming-II"><text:span text:style-name="MT1">https://github.com/Moosader/Problem-Solving-and-Programming-II</text:span></text:a></text:p>
            </table:table-cell>
            <table:table-cell table:style-name="Table2.A1" office:value-type="string">
              <text:p text:style-name="MP1">Homework 2</text:p>
              <text:p text:style-name="MP1">Page <text:page-number text:select-page="current">1</text:page-number> of <text:page-count>3</text:page-count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10:43:06</meta:creation-date>
    <meta:generator>LibreOffice/3.5$Linux_X86_64 LibreOffice_project/350m1$Build-2</meta:generator>
    <dc:date>2013-06-16T19:06:59</dc:date>
    <meta:editing-duration>PT1H10M28S</meta:editing-duration>
    <meta:editing-cycles>73</meta:editing-cycles>
    <meta:document-statistic meta:table-count="4" meta:image-count="0" meta:object-count="0" meta:page-count="3" meta:paragraph-count="58" meta:word-count="552" meta:character-count="3177" meta:non-whitespace-character-count="2634"/>
  </office:meta>
</office:document-meta>
</file>